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363cm" fo:min-width="6.5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0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10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41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51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0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10.1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10.6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21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2.86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0" style:family="graphic" style:parent-style-name="standard">
      <style:graphic-properties draw:stroke="none" draw:fill="none" fo:min-height="4.267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9cm"/>
    </style:style>
    <style:style style:name="gr22" style:family="graphic" style:parent-style-name="standard">
      <style:graphic-properties draw:stroke="none" draw:fill="none" fo:min-height="3.794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2.1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3.243cm" fo:min-width="12.699cm"/>
    </style:style>
    <style:style style:name="gr25" style:family="graphic" style:parent-style-name="standard">
      <style:graphic-properties draw:stroke="none" draw:fill="none" fo:min-height="6.163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7pt"/>
    </style:style>
    <style:style style:name="P3" style:family="paragraph">
      <style:text-properties fo:font-size="37pt" style:text-underline-style="solid" style:text-underline-width="auto" style:text-underline-color="font-color"/>
    </style:style>
    <style:style style:name="P4" style:family="paragraph">
      <style:text-properties fo:font-size="12pt" style:text-underline-style="none" style:font-size-asian="12pt" style:font-size-complex="12pt"/>
    </style:style>
    <style:style style:name="P5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37pt"/>
    </style:style>
    <style:style style:name="T2" style:family="text">
      <style:text-properties fo:font-size="37pt" style:text-underline-style="solid" style:text-underline-width="auto" style:text-underline-color="font-color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2" draw:id="id2" draw:layer="layout" svg:width="9.947cm" svg:height="3.695cm" svg:x="3.053cm" svg:y="77.8cm">
          <text:p text:style-name="P1"><text:span text:style-name="T1">Output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11.219cm" svg:height="1.707cm" svg:x="0.981cm" svg:y="27.8cm">
          <draw:text-box>
            <text:p><text:span text:style-name="T2">add_atmosphere()</text:span></text:p>
          </draw:text-box>
        </draw:frame>
        <draw:frame draw:style-name="gr2" draw:text-style-name="P3" xml:id="id10" draw:id="id10" draw:layer="layout" svg:width="7cm" svg:height="1.707cm" svg:x="1cm" svg:y="36cm">
          <draw:text-box>
            <text:p><text:span text:style-name="T2">apply_psf()</text:span></text:p>
          </draw:text-box>
        </draw:frame>
        <draw:frame draw:style-name="gr3" draw:text-style-name="P3" xml:id="id12" draw:id="id12" draw:layer="layout" svg:width="11.448cm" svg:height="1.858cm" svg:x="0.952cm" svg:y="43.542cm">
          <draw:text-box>
            <text:p><text:span text:style-name="T2">apply_throughput()</text:span></text:p>
          </draw:text-box>
        </draw:frame>
        <draw:frame draw:style-name="gr4" draw:text-style-name="P3" draw:layer="layout" svg:width="10.361cm" svg:height="2.258cm" svg:x="1.039cm" svg:y="58.742cm">
          <draw:text-box>
            <text:p><text:span text:style-name="T2">collapse()</text:span></text:p>
          </draw:text-box>
        </draw:frame>
        <draw:frame draw:style-name="gr2" draw:text-style-name="P3" xml:id="id13" draw:id="id13" draw:layer="layout" svg:width="13cm" svg:height="1.707cm" svg:x="1cm" svg:y="65.6cm">
          <draw:text-box>
            <text:p><text:span text:style-name="T2">apply_plane_effects()</text:span></text:p>
          </draw:text-box>
        </draw:frame>
        <draw:frame draw:style-name="gr2" draw:text-style-name="P3" xml:id="id14" draw:id="id14" draw:layer="layout" svg:width="14.4cm" svg:height="1.707cm" svg:x="1cm" svg:y="72.693cm">
          <draw:text-box>
            <text:p><text:span text:style-name="T2">make_detector_image()</text:span></text:p>
          </draw:text-box>
        </draw:frame>
        <draw:connector draw:style-name="gr5" draw:text-style-name="P1" draw:layer="layout" draw:line-skew="-25.112cm -1.57cm" svg:x1="8.2cm" svg:y1="22.239cm" svg:x2="3.053cm" svg:y2="79.648cm" draw:start-shape="id1" draw:start-glue-point="2" draw:end-shape="id2" draw:end-glue-point="6" svg:d="M8200 22239v2668h-7219v54741h2072" svg:viewBox="0 0 7220 57410">
          <text:p/>
        </draw:connector>
        <draw:connector draw:style-name="gr5" draw:text-style-name="P1" draw:layer="layout" draw:type="curve" svg:x1="51.005cm" svg:y1="22.706cm" svg:x2="22.269cm" svg:y2="30.916cm" draw:start-shape="id3" draw:start-glue-point="2" draw:end-shape="id4" draw:end-glue-point="0" svg:d="M51005 22706c0 6157-28736 2053-28736 8210" svg:viewBox="0 0 28737 8211">
          <text:p/>
        </draw:connector>
        <draw:connector draw:style-name="gr5" draw:text-style-name="P1" draw:layer="layout" draw:type="curve" draw:line-skew="-16.132cm" svg:x1="51.005cm" svg:y1="22.706cm" svg:x2="51.7cm" svg:y2="70.4cm" draw:start-shape="id3" draw:start-glue-point="2" draw:end-shape="id5" draw:end-glue-point="0" svg:d="M51005 22706c0 11572 695-12274 695 47694" svg:viewBox="0 0 696 47695">
          <text:p/>
        </draw:connector>
        <draw:connector draw:style-name="gr5" draw:text-style-name="P1" draw:layer="layout" draw:type="curve" svg:x1="51.005cm" svg:y1="22.706cm" svg:x2="24.798cm" svg:y2="42.916cm" draw:start-shape="id3" draw:start-glue-point="2" draw:end-shape="id6" svg:d="M51005 22706c0 15157-26207 5053-26207 20210" svg:viewBox="0 0 26208 20211">
          <text:p/>
        </draw:connector>
        <draw:connector draw:style-name="gr5" draw:text-style-name="P1" draw:layer="layout" draw:type="curve" draw:line-skew="3.161cm" svg:x1="51.005cm" svg:y1="22.706cm" svg:x2="43cm" svg:y2="60.872cm" draw:start-shape="id3" draw:start-glue-point="2" draw:end-shape="id7" draw:end-glue-point="0" svg:d="M51005 22706c0 33366-8005 14283-8005 38166" svg:viewBox="0 0 8006 38167">
          <text:p/>
        </draw:connector>
        <draw:connector draw:style-name="gr6" draw:text-style-name="P1" draw:layer="layout" draw:type="curve" draw:line-skew="-1.862cm" svg:x1="31.819cm" svg:y1="21.354cm" svg:x2="51.005cm" svg:y2="22.706cm" draw:start-shape="id8" draw:start-glue-point="1" draw:end-shape="id3" draw:end-glue-point="2" svg:d="M31819 21354c6643 0 5535 926 8671 1452s10515 650 10515-100" svg:viewBox="0 0 19187 1881">
          <text:p/>
        </draw:connector>
        <draw:connector draw:style-name="gr5" draw:text-style-name="P1" draw:layer="layout" draw:type="curve" draw:line-skew="1.1cm" svg:x1="16.3cm" svg:y1="32.558cm" svg:x2="8cm" svg:y2="36.853cm" draw:start-shape="id9" draw:start-glue-point="3" draw:end-shape="id10" draw:end-glue-point="1" svg:d="M16300 32558c-4575 0-425 4295-8300 4295" svg:viewBox="0 0 8301 4296">
          <text:p/>
        </draw:connector>
        <draw:connector draw:style-name="gr5" draw:text-style-name="P1" draw:layer="layout" draw:type="curve" draw:line-skew="0.802cm" svg:x1="19.8cm" svg:y1="21.354cm" svg:x2="12.2cm" svg:y2="28.653cm" draw:start-shape="id8" draw:start-glue-point="3" draw:end-shape="id11" draw:end-glue-point="1" svg:d="M19800 21354c-4498 0-699 7299-7600 7299" svg:viewBox="0 0 7601 7300">
          <text:p/>
        </draw:connector>
        <draw:connector draw:style-name="gr5" draw:text-style-name="P1" draw:layer="layout" draw:type="curve" draw:line-skew="0.888cm" svg:x1="18.996cm" svg:y1="44.558cm" svg:x2="12.4cm" svg:y2="44.471cm" draw:start-shape="id6" draw:start-glue-point="3" draw:end-shape="id12" draw:end-glue-point="1" svg:d="M18996 44558c-3615 0-317-87-6596-87" svg:viewBox="0 0 6597 88">
          <text:p/>
        </draw:connector>
        <draw:connector draw:style-name="gr5" draw:text-style-name="P1" draw:layer="layout" draw:type="curve" draw:line-skew="4.9cm" svg:x1="36.8cm" svg:y1="62.514cm" svg:x2="14cm" svg:y2="66.453cm" draw:start-shape="id7" draw:start-glue-point="3" draw:end-shape="id13" draw:end-glue-point="1" svg:d="M36800 62514c-9750 0 1650 3939-22800 3939" svg:viewBox="0 0 22801 3940">
          <text:p/>
        </draw:connector>
        <draw:connector draw:style-name="gr5" draw:text-style-name="P1" draw:layer="layout" draw:type="curve" draw:line-skew="3.4cm" svg:x1="45.4cm" svg:y1="72.042cm" svg:x2="15.4cm" svg:y2="73.546cm" draw:start-shape="id5" draw:start-glue-point="3" draw:end-shape="id14" draw:end-glue-point="1" svg:d="M45400 72042c-17400 0-2400 1504-30000 1504" svg:viewBox="0 0 30001 1505">
          <text:p/>
        </draw:connector>
        <draw:connector draw:style-name="gr5" draw:text-style-name="P1" draw:layer="layout" draw:type="curve" svg:x1="29.834cm" svg:y1="9.624cm" svg:x2="8.119cm" svg:y2="13.016cm" draw:start-shape="id15" draw:start-glue-point="2" draw:end-shape="id16" draw:end-glue-point="0" svg:d="M29834 9624c0 2544-21715 848-21715 3392" svg:viewBox="0 0 21716 3393">
          <text:p/>
        </draw:connector>
        <draw:g>
          <draw:custom-shape draw:style-name="gr7" draw:text-style-name="P2" xml:id="id6" draw:id="id6" draw:layer="layout" svg:width="11.604cm" svg:height="3.284cm" svg:x="18.996cm" svg:y="42.916cm">
            <text:p text:style-name="P1"><text:span text:style-name="T1">ThroughputCurve</text:span></text:p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11.961cm" svg:height="4.043cm" svg:x="18.839cm" svg:y="46.307cm">
            <draw:text-box>
              <text:p><text:span text:style-name="T3">Input: UserCommands</text:span></text:p>
              <text:p><text:span text:style-name="T3">Attributes: lam, val, lam_res</text:span></text:p>
              <text:p><text:span text:style-name="T3">Methods: </text:span></text:p>
              <text:p><text:span text:style-name="T3"><text:tab/></text:span><text:span text:style-name="T3">from_skycalc(str filename)</text:span></text:p>
              <text:p><text:span text:style-name="T3"><text:tab/></text:span><text:span text:style-name="T3">from_file(str filename)</text:span></text:p>
              <text:p><text:span text:style-name="T3"><text:tab/></text:span><text:span text:style-name="T3">from_list(list ThroughputCurve)</text:span></text:p>
              <text:p><text:span text:style-name="T3"><text:tab/></text:span><text:span text:style-name="T3">resample(arr lam)</text:span></text:p>
              <text:p><text:span text:style-name="T3">Operators: *</text:span></text:p>
            </draw:text-box>
          </draw:frame>
        </draw:g>
        <draw:g xml:id="id4" draw:id="id4">
          <draw:custom-shape draw:style-name="gr9" draw:text-style-name="P2" xml:id="id9" draw:id="id9" draw:layer="layout" svg:width="11.8cm" svg:height="3.284cm" svg:x="16.3cm" svg:y="30.916cm">
            <text:p text:style-name="P1"><text:span text:style-name="T1">PSFCub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4" draw:layer="layout" svg:width="12.262cm" svg:height="4.991cm" svg:x="16.138cm" svg:y="34.157cm">
            <draw:text-box>
              <text:p><text:span text:style-name="T3">Input: UserCommands</text:span></text:p>
              <text:p><text:span text:style-name="T3">Attributes: lam_edges, lam_centres, psf_cube, psf_list, size, fwhm, pix_res, weight_map</text:span></text:p>
              <text:p><text:span text:style-name="T3">Methods:</text:span></text:p>
              <text:p><text:span text:style-name="T3"><text:tab/></text:span><text:span text:style-name="T3">generate_cubes()</text:span></text:p>
              <text:p><text:span text:style-name="T3"><text:tab/></text:span><text:span text:style-name="T3">combine_cubes()</text:span></text:p>
              <text:p><text:span text:style-name="T3">Subclasses:</text:span></text:p>
              <text:p><text:span text:style-name="T3"><text:tab/></text:span><text:span text:style-name="T3">PSFCubeADC</text:span></text:p>
              <text:p><text:span text:style-name="T3"><text:tab/></text:span><text:span text:style-name="T3">PSFCubeFromFile</text:span></text:p>
              <text:p><text:span text:style-name="T3"><text:tab/></text:span><text:span text:style-name="T3">PSFCubeAnalytic</text:span></text:p>
            </draw:text-box>
          </draw:frame>
        </draw:g>
        <draw:g>
          <draw:custom-shape draw:style-name="gr11" draw:text-style-name="P2" xml:id="id8" draw:id="id8" draw:layer="layout" svg:width="12.019cm" svg:height="3.284cm" svg:x="19.8cm" svg:y="19.712cm">
            <text:p text:style-name="P1"><text:span text:style-name="T1">Atmospheric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5" draw:layer="layout" svg:width="12.304cm" svg:height="3.569cm" svg:x="19.696cm" svg:y="23.031cm">
            <draw:text-box>
              <text:p><text:span text:style-name="T3">Input: UserCommands</text:span></text:p>
              <text:p><text:span text:style-name="T3">Attributes: TC, EC, Temp, Pres, %Hum, z0, lat, long, height</text:span></text:p>
              <text:p><text:span text:style-name="T3">Methods: </text:span></text:p>
              <text:p><text:span text:style-name="T3"><text:tab/></text:span><text:span text:style-name="T3">read_skycalc(str filename)</text:span></text:p>
              <text:p><text:span text:style-name="T3"><text:tab/></text:span><text:span text:style-name="T3">read_tc(str filename)</text:span></text:p>
              <text:p><text:span text:style-name="T3"><text:tab/></text:span><text:span text:style-name="T3">read_ec(str filename)</text:span></text:p>
              <text:p><text:span text:style-name="T3"><text:tab/></text:span><text:span text:style-name="T3">get_photons(arr lam)</text:span></text:p>
            </draw:text-box>
          </draw:frame>
        </draw:g>
        <draw:connector draw:style-name="gr5" draw:text-style-name="P1" draw:layer="layout" draw:type="curve" svg:x1="29.834cm" svg:y1="9.624cm" svg:x2="51.01cm" svg:y2="12.8cm" draw:start-shape="id15" draw:start-glue-point="2" draw:end-shape="id17" draw:end-glue-point="0" svg:d="M29834 9624c0 2380 21176 793 21176 3176" svg:viewBox="0 0 21177 3177">
          <text:p/>
        </draw:connector>
        <draw:connector draw:style-name="gr5" draw:text-style-name="P1" draw:layer="layout" draw:type="curve" draw:line-skew="-1.819cm" svg:x1="15.8cm" svg:y1="4.278cm" svg:x2="24.278cm" svg:y2="2.637cm" draw:start-shape="id18" draw:start-glue-point="1" draw:end-shape="id19" draw:end-glue-point="3" svg:d="M15800 4278c3630 0-609-1641 8478-1641" svg:viewBox="0 0 8479 1642">
          <text:p/>
        </draw:connector>
        <draw:connector draw:style-name="gr5" draw:text-style-name="P1" draw:layer="layout" draw:type="curve" draw:line-skew="-1.364cm" svg:x1="51.005cm" svg:y1="22.706cm" svg:x2="35.4cm" svg:y2="49.799cm" draw:start-shape="id3" draw:start-glue-point="2" draw:end-shape="id20" draw:end-glue-point="0" svg:d="M51005 22706c0 18273-15605 4727-15605 27093" svg:viewBox="0 0 15606 27094">
          <text:p/>
        </draw:connector>
        <draw:connector draw:style-name="gr5" draw:text-style-name="P1" draw:layer="layout" draw:type="curve" svg:x1="29.6cm" svg:y1="51.441cm" svg:x2="17.448cm" svg:y2="52.221cm" draw:start-shape="id21" draw:start-glue-point="3" draw:end-shape="id22" draw:end-glue-point="1" svg:d="M29600 51441c-9114 0-3038 780-12152 780" svg:viewBox="0 0 12153 781">
          <text:p/>
        </draw:connector>
        <draw:frame draw:style-name="gr13" draw:text-style-name="P3" xml:id="id22" draw:id="id22" draw:layer="layout" svg:width="16.448cm" svg:height="1.958cm" svg:x="1cm" svg:y="51.242cm">
          <draw:text-box>
            <text:p><text:span text:style-name="T2">add_blackbody_emission()</text:span></text:p>
          </draw:text-box>
        </draw:frame>
        <draw:connector draw:style-name="gr5" draw:text-style-name="P1" draw:layer="layout" draw:type="curve" svg:x1="30.6cm" svg:y1="44.558cm" svg:x2="35.4cm" svg:y2="49.799cm" draw:start-shape="id6" draw:start-glue-point="1" draw:end-shape="id20" draw:end-glue-point="0" svg:d="M30600 44558c3200 0 4800 1747 4800 5241" svg:viewBox="0 0 4801 5242">
          <text:p/>
        </draw:connector>
        <draw:custom-shape draw:style-name="gr14" draw:text-style-name="P2" xml:id="id18" draw:id="id18" draw:layer="layout" svg:width="10.656cm" svg:height="2.874cm" svg:x="5.144cm" svg:y="2.841cm">
          <text:p text:style-name="P1"><text:span text:style-name="T1">UserComm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1.6cm" svg:height="1.673cm" svg:x="5cm" svg:y="5.8cm">
          <draw:text-box>
            <text:p><text:span text:style-name="T4">A dictionary that contains all the parameters needed by SimulationRun. These include all aspects related to the optical train, input cube and observation strategy.</text:span></text:p>
          </draw:text-box>
        </draw:frame>
        <draw:custom-shape draw:style-name="gr16" draw:text-style-name="P2" xml:id="id19" draw:id="id19" draw:layer="layout" svg:width="11.19cm" svg:height="2.874cm" svg:x="24.278cm" svg:y="1.2cm">
          <text:p text:style-name="P1"><text:span text:style-name="T1">Simulation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xml:id="id15" draw:id="id15" draw:layer="layout" svg:width="11.4cm" svg:height="5.465cm" svg:x="24.134cm" svg:y="4.159cm">
          <draw:text-box>
            <text:p><text:span text:style-name="T4">The controlling class – it generates all the components of the optical train, reads in the science cube, then applies each optical effect in turn.</text:span></text:p>
            <text:p><text:span text:style-name="T4"/></text:p>
            <text:p><text:span text:style-name="T3">Input: UserCommands</text:span></text:p>
            <text:p><text:span text:style-name="T3">Attributes: ...</text:span></text:p>
            <text:p><text:span text:style-name="T3">Methods: </text:span></text:p>
            <text:p><text:span text:style-name="T3"><text:tab/></text:span><text:span text:style-name="T3">read_user_comands(str filename)</text:span></text:p>
            <text:p><text:span text:style-name="T3"><text:tab/></text:span><text:span text:style-name="T3">import_science_object()</text:span></text:p>
            <text:p><text:span text:style-name="T3"><text:tab/></text:span><text:span text:style-name="T3">generate_optical_train()</text:span></text:p>
            <text:p><text:span text:style-name="T3"><text:tab/></text:span><text:span text:style-name="T3">make_rocket_go_now()</text:span></text:p>
          </draw:text-box>
        </draw:frame>
        <draw:g>
          <draw:custom-shape draw:style-name="gr18" draw:text-style-name="P2" xml:id="id16" draw:id="id16" draw:layer="layout" svg:width="13.361cm" svg:height="3.284cm" svg:x="1.439cm" svg:y="13.016cm">
            <text:p text:style-name="P1"><text:span text:style-name="T1">ScienceObject</text:span></text:p>
            <draw:enhanced-geometry svg:viewBox="0 0 21600 21600" draw:type="rectangle" draw:enhanced-path="M 0 0 L 21600 0 21600 21600 0 21600 0 0 Z N"/>
          </draw:custom-shape>
          <draw:frame draw:style-name="gr19" draw:text-style-name="P6" xml:id="id1" draw:id="id1" draw:layer="layout" svg:width="13.6cm" svg:height="5.939cm" svg:x="1.4cm" svg:y="16.3cm">
            <draw:text-box>
              <text:p><text:span text:style-name="T4">Input: UserCommmands</text:span></text:p>
              <text:p><text:span text:style-name="T4">Attributes: filename, image_cube, lam_edges, lam_centres</text:span></text:p>
              <text:p><text:span text:style-name="T4">Methods:</text:span></text:p>
              <text:p><text:span text:style-name="T4"><text:tab/></text:span><text:span text:style-name="T4">convert_to_photons()</text:span></text:p>
              <text:p><text:span text:style-name="T4"><text:tab/></text:span><text:span text:style-name="T4">add_atmosphere(AtmosphericModel)</text:span></text:p>
              <text:p><text:span text:style-name="T4"><text:tab/></text:span><text:span text:style-name="T4">apply_psf(PSFCube)</text:span></text:p>
              <text:p><text:span text:style-name="T4"><text:tab/></text:span><text:span text:style-name="T4">apply_field_variant_psf([PSFCube])</text:span></text:p>
              <text:p><text:span text:style-name="T4"><text:tab/></text:span><text:span text:style-name="T4">apply_throughput(TransmissionCurve)</text:span></text:p>
              <text:p><text:span text:style-name="T4"><text:tab/></text:span><text:span text:style-name="T4">add_blackbody_emission(EmissionCurve)</text:span></text:p>
              <text:p><text:span text:style-name="T4"><text:tab/></text:span><text:span text:style-name="T4">collapse()</text:span></text:p>
              <text:p><text:span text:style-name="T4"><text:tab/></text:span><text:span text:style-name="T4">apply_plane_effects(PlaneEffect)</text:span></text:p>
              <text:p><text:span text:style-name="T4"><text:tab/></text:span><text:span text:style-name="T4">make_detector_image(Detector)</text:span></text:p>
            </draw:text-box>
          </draw:frame>
        </draw:g>
        <draw:g xml:id="id20" draw:id="id20">
          <draw:custom-shape draw:style-name="gr7" draw:text-style-name="P2" xml:id="id21" draw:id="id21" draw:layer="layout" svg:width="11.604cm" svg:height="3.284cm" svg:x="29.6cm" svg:y="49.799cm">
            <text:p text:style-name="P1"><text:span text:style-name="T1">EmissionCurve</text:span></text:p>
            <draw:enhanced-geometry svg:viewBox="0 0 21600 21600" draw:type="rectangle" draw:enhanced-path="M 0 0 L 21600 0 21600 21600 0 21600 0 0 Z N"/>
          </draw:custom-shape>
          <draw:frame draw:style-name="gr20" draw:text-style-name="P4" draw:layer="layout" svg:width="12cm" svg:height="4.517cm" svg:x="29.4cm" svg:y="53.083cm">
            <draw:text-box>
              <text:p><text:span text:style-name="T3">Input: UserCommands, </text:span><text:span text:style-name="T5">TransmissionCurve</text:span></text:p>
              <text:p><text:span text:style-name="T3">Attributes: lam, val, lam_res, tc, mirror_area, pix_res, energy_units</text:span></text:p>
              <text:p><text:span text:style-name="T3">Methods: </text:span></text:p>
              <text:p><text:span text:style-name="T3"><text:tab/></text:span><text:span text:style-name="T3">from_skycalc(str filename)</text:span></text:p>
              <text:p><text:span text:style-name="T3"><text:tab/></text:span><text:span text:style-name="T3">from_file(str filename)</text:span></text:p>
              <text:p><text:span text:style-name="T3"><text:tab/></text:span><text:span text:style-name="T3">photons_per_bins(arr lam)</text:span></text:p>
              <text:p><text:span text:style-name="T3"><text:tab/></text:span><text:span text:style-name="T3">resample(arr lam)</text:span></text:p>
              <text:p><text:span text:style-name="T3">Operators: *</text:span></text:p>
            </draw:text-box>
          </draw:frame>
        </draw:g>
        <draw:g>
          <draw:custom-shape draw:style-name="gr21" draw:text-style-name="P2" xml:id="id7" draw:id="id7" draw:layer="layout" svg:width="12.4cm" svg:height="3.284cm" svg:x="36.8cm" svg:y="60.872cm">
            <text:p text:style-name="P1"><text:span text:style-name="T1">PlaneEffect</text:span></text:p>
            <draw:enhanced-geometry svg:viewBox="0 0 21600 21600" draw:type="rectangle" draw:enhanced-path="M 0 0 L 21600 0 21600 21600 0 21600 0 0 Z N"/>
          </draw:custom-shape>
          <draw:frame draw:style-name="gr22" draw:text-style-name="P4" draw:layer="layout" svg:width="13.003cm" svg:height="4.044cm" svg:x="36.597cm" svg:y="64.156cm">
            <draw:text-box>
              <text:p><text:span text:style-name="T3">Input: UserCommands</text:span></text:p>
              <text:p><text:span text:style-name="T3">Attributes: pix_res, effect_type, kernel, shift_x, shift_y, stretch_x, stretch_y, theta, distortion_map, weight_map</text:span></text:p>
              <text:p><text:span text:style-name="T3">Methods: </text:span></text:p>
              <text:p><text:span text:style-name="T3"><text:tab/></text:span><text:span text:style-name="T3">read_dist_map()</text:span></text:p>
              <text:p><text:span text:style-name="T3"/></text:p>
              <text:p><text:span text:style-name="T3">Notes: Types of effect: rotation, distortion, shift, convolution</text:span></text:p>
            </draw:text-box>
          </draw:frame>
        </draw:g>
        <draw:g>
          <draw:custom-shape draw:style-name="gr23" draw:text-style-name="P2" xml:id="id5" draw:id="id5" draw:layer="layout" svg:width="12.6cm" svg:height="3.284cm" svg:x="45.4cm" svg:y="70.4cm">
            <text:p text:style-name="P1"><text:span text:style-name="T1">Detector</text:span></text:p>
            <draw:enhanced-geometry svg:viewBox="0 0 21600 21600" draw:type="rectangle" draw:enhanced-path="M 0 0 L 21600 0 21600 21600 0 21600 0 0 Z N"/>
          </draw:custom-shape>
          <draw:frame draw:style-name="gr20" draw:text-style-name="P4" draw:layer="layout" svg:width="13.003cm" svg:height="4.517cm" svg:x="45.197cm" svg:y="73.7cm">
            <draw:text-box>
              <text:p><text:span text:style-name="T3">Input: UserCommands</text:span></text:p>
              <text:p><text:span text:style-name="T3">Attributes: shape, dark_mean, dark_stdev, from HXRGNG package; rd_noise, pedestal, c_pink, u_pink, can, pca0_amp</text:span></text:p>
              <text:p><text:span text:style-name="T3">Methods:</text:span></text:p>
              <text:p><text:span text:style-name="T3"><text:tab/></text:span><text:span text:style-name="T3">generate_noise()</text:span></text:p>
              <text:p><text:span text:style-name="T3"><text:tab/></text:span><text:span text:style-name="T3">load_noise_frame(str filename)</text:span></text:p>
              <text:p><text:span text:style-name="T3"><text:tab/></text:span><text:span text:style-name="T3">save_noise_frame(str filename)</text:span></text:p>
              <text:p><text:span text:style-name="T3"/></text:p>
              <text:p><text:span text:style-name="T3">Notes: Dark noise is not generated by HXRGNG.</text:span></text:p>
            </draw:text-box>
          </draw:frame>
        </draw:g>
        <draw:g xml:id="id3" draw:id="id3">
          <draw:custom-shape draw:style-name="gr24" draw:text-style-name="P2" xml:id="id17" draw:id="id17" draw:layer="layout" svg:width="13.199cm" svg:height="3.493cm" svg:x="44.411cm" svg:y="12.8cm">
            <text:p text:style-name="P1"><text:span text:style-name="T1">OpticalTrain</text:span></text:p>
            <text:p text:style-name="P1"><text:span text:style-name="T6"/></text:p>
            <text:p text:style-name="P1"><text:span text:style-name="T7">(Telescope + Instru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7" draw:layer="layout" svg:width="13.21cm" svg:height="6.413cm" svg:x="44.4cm" svg:y="16.293cm">
            <draw:text-box>
              <text:p><text:span text:style-name="T3">Input: UserCommands</text:span></text:p>
              <text:p><text:span text:style-name="T3">Attributes: ...</text:span></text:p>
              <text:p><text:span text:style-name="T3">Methods: </text:span></text:p>
              <text:p><text:span text:style-name="T3"><text:tab/></text:span><text:span text:style-name="T3">make_optical_train()</text:span></text:p>
              <text:p><text:span text:style-name="T3"><text:tab/></text:span><text:span text:style-name="T3">read_psf_cube()</text:span></text:p>
              <text:p><text:span text:style-name="T3"><text:tab/></text:span><text:span text:style-name="T3">generate_psf_cube()</text:span></text:p>
              <text:p><text:span text:style-name="T3"><text:tab/></text:span><text:span text:style-name="T3">write_psf_cube()</text:span></text:p>
              <text:p><text:span text:style-name="T3"><text:tab/></text:span><text:span text:style-name="T3">generate_transmission_curve()</text:span></text:p>
              <text:p><text:span text:style-name="T3"><text:tab/></text:span><text:span text:style-name="T3">generate_emission_curve()</text:span></text:p>
              <text:p><text:span text:style-name="T3"><text:tab/></text:span><text:span text:style-name="T3">generate_plane_effect()</text:span></text:p>
              <text:p><text:span text:style-name="T3"><text:tab/></text:span><text:span text:style-name="T3">read_detector_noise()</text:span></text:p>
              <text:p><text:span text:style-name="T3"><text:tab/></text:span><text:span text:style-name="T3">generate_detector_noise()</text:span></text:p>
              <text:p><text:span text:style-name="T3"><text:tab/></text:span><text:span text:style-name="T3">write_detector_noise()</text:span></text:p>
            </draw:text-box>
          </draw:frame>
        </draw:g>
        <draw:connector draw:style-name="gr5" draw:text-style-name="P1" draw:layer="layout" draw:type="curve" draw:line-skew="1.881cm" svg:x1="24.278cm" svg:y1="2.637cm" svg:x2="15.8cm" svg:y2="4.278cm" draw:start-shape="id19" draw:start-glue-point="3" draw:end-shape="id18" draw:end-glue-point="1" svg:d="M24278 2637c-3537 0 702 1641-8478 1641" svg:viewBox="0 0 8479 1642">
          <text:p/>
        </draw:connector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7" draw:layer="layout" svg:width="16.8cm" svg:height="0.962cm" svg:x="21.6cm" svg:y="2.2cm">
          <draw:text-box>
            <text:p>Simput</text:p>
          </draw:text-box>
        </draw:frame>
        <draw:frame draw:style-name="gr28" draw:layer="layout" svg:width="7.8cm" svg:height="2.384cm" svg:x="5.6cm" svg:y="14.6cm">
          <draw:text-box>
            <text:p>Extended sources</text:p>
            <text:p>n x ASCII spectrum</text:p>
            <text:p>n x 2D intensity map</text:p>
          </draw:text-box>
        </draw:frame>
        <draw:frame draw:style-name="gr15" draw:layer="layout" svg:width="5.6cm" svg:height="1.673cm" svg:x="5.8cm" svg:y="20cm">
          <draw:text-box>
            <text:p>Extended sources</text:p>
            <text:p>n x 2D images</text:p>
          </draw:text-box>
        </draw:frame>
        <draw:frame draw:style-name="gr15" draw:layer="layout" svg:width="7cm" svg:height="1.673cm" svg:x="5.5cm" svg:y="9.327cm">
          <draw:text-box>
            <text:p>Point sources</text:p>
            <text:p>List x,y,mag,spectrum</text:p>
          </draw:text-box>
        </draw:frame>
        <presentation:notes draw:style-name="dp2">
          <draw:page-thumbnail draw:style-name="gr2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561cm" fo:text-indent="0cm"/>
      <style:text-properties fo:font-size="109.40000152587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1.171cm" fo:text-indent="0cm"/>
      <style:text-properties fo:font-size="93.800003051757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779cm" fo:text-indent="0cm"/>
      <style:text-properties fo:font-size="78.1999969482422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349cm" svg:height="7.575cm" svg:x="2.825cm" svg:y="2.485cm"/>
      <draw:page-thumbnail draw:layer="backgroundobjects" svg:width="5.349cm" svg:height="7.575cm" svg:x="2.825cm" svg:y="11.061cm"/>
      <draw:page-thumbnail draw:layer="backgroundobjects" svg:width="5.349cm" svg:height="7.575cm" svg:x="2.825cm" svg:y="19.637cm"/>
      <draw:page-thumbnail draw:layer="backgroundobjects" svg:width="5.349cm" svg:height="7.575cm" svg:x="12.825cm" svg:y="2.485cm"/>
      <draw:page-thumbnail draw:layer="backgroundobjects" svg:width="5.349cm" svg:height="7.575cm" svg:x="12.825cm" svg:y="11.061cm"/>
      <draw:page-thumbnail draw:layer="backgroundobjects" svg:width="5.349cm" svg:height="7.575cm" svg:x="12.825cm" svg:y="19.637cm"/>
    </style:handout-master>
    <style:master-page style:name="Standard" style:page-layout-name="PM1" draw:style-name="Mdp1">
      <draw:frame presentation:style-name="Standard-title" draw:layer="backgroundobjects" svg:width="51.658cm" svg:height="13.707cm" svg:x="3.87cm" svg:y="4.272cm" presentation:class="title" presentation:placeholder="true">
        <draw:text-box/>
      </draw:frame>
      <draw:frame presentation:style-name="Standard-outline1" draw:layer="backgroundobjects" svg:width="51.658cm" svg:height="47.614cm" svg:x="3.87cm" svg:y="20.211cm" presentation:class="outline" presentation:placeholder="true">
        <draw:text-box/>
      </draw:frame>
      <draw:frame presentation:style-name="Mpr1" draw:text-style-name="MP1" draw:layer="backgroundobjects" svg:width="13.372cm" svg:height="5.661cm" svg:x="3.87cm" svg:y="75.7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194cm" svg:height="5.661cm" svg:x="20.629cm" svg:y="75.79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372cm" svg:height="5.661cm" svg:x="42.153cm" svg:y="75.79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9:20:31.176000000</meta:creation-date>
    <dc:date>2016-01-22T15:44:28.539000000</dc:date>
    <meta:editing-duration>PT23H21S</meta:editing-duration>
    <meta:editing-cycles>13</meta:editing-cycles>
    <meta:generator>LibreOffice/4.3.3.2$Windows_x86 LibreOffice_project/9bb7eadab57b6755b1265afa86e04bf45fbfc644</meta:generator>
    <meta:document-statistic meta:object-count="83"/>
  </office:meta>
</office:document-meta>
</file>